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FFFFFF" style:cell-protect="non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4" style:family="table-cell" style:parent-style-name="Default" style:data-style-name="N0">
      <style:table-cell-properties style:vertical-align="middle" fo:wrap-option="wrap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FF" style:cell-protect="non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cell-protect="none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</style:style>
    <style:style style:name="ce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center"/>
    </style:style>
    <style:style style:name="ce9" style:family="table-cell" style:parent-style-name="Default" style:data-style-name="N2">
      <style:table-cell-properties fo:border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3">
      <style:table-cell-properties fo:border="thin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</style:style>
    <style:style style:name="ce13" style:family="table-cell" style:parent-style-name="Default" style:data-style-name="N2">
      <style:table-cell-properties fo:border="thin solid #000000" style:vertical-align="middle" fo:background-color="#FFFFFF" style:cell-protect="none" style:repeat-content="false"/>
      <style:paragraph-properties fo:text-align="center"/>
    </style:style>
    <style:style style:name="ce14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center"/>
    </style:style>
    <style:style style:name="ce15" style:family="table-cell" style:parent-style-name="Default" style:data-style-name="N12">
      <style:table-cell-properties fo:border="thin solid #000000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7" style:family="table-cell" style:parent-style-name="Default" style:data-style-name="N36">
      <style:table-cell-properties fo:border="thin solid #000000" style:vertical-align="middle" fo:background-color="#FFFFFF" style:cell-protect="none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2.55763888888889cm"/>
    </style:style>
    <style:style style:name="co3" style:family="table-column">
      <style:table-column-properties fo:break-before="auto" style:column-width="6.19125cm"/>
    </style:style>
    <style:style style:name="co4" style:family="table-column">
      <style:table-column-properties fo:break-before="auto" style:column-width="6.86152777777778cm"/>
    </style:style>
    <style:style style:name="co5" style:family="table-column">
      <style:table-column-properties fo:break-before="auto" style:column-width="4.48027777777778cm"/>
    </style:style>
    <style:style style:name="co6" style:family="table-column">
      <style:table-column-properties fo:break-before="auto" style:column-width="2.92805555555556cm"/>
    </style:style>
    <style:style style:name="co7" style:family="table-column">
      <style:table-column-properties fo:break-before="auto" style:column-width="2.09902777777778cm"/>
    </style:style>
    <style:style style:name="co8" style:family="table-column">
      <style:table-column-properties fo:break-before="auto" style:column-width="2.94569444444444cm"/>
    </style:style>
    <style:style style:name="co9" style:family="table-column">
      <style:table-column-properties fo:break-before="auto" style:column-width="3.10444444444444cm"/>
    </style:style>
    <style:style style:name="co10" style:family="table-column">
      <style:table-column-properties fo:break-before="auto" style:column-width="2.52236111111111cm"/>
    </style:style>
    <style:style style:name="co11" style:family="table-column">
      <style:table-column-properties fo:break-before="auto" style:column-width="2.34597222222222cm"/>
    </style:style>
    <style:style style:name="co12" style:family="table-column">
      <style:table-column-properties fo:break-before="auto" style:column-width="2.24013888888889cm"/>
    </style:style>
    <style:style style:name="co13" style:family="table-column">
      <style:table-column-properties fo:break-before="auto" style:column-width="2.06375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2.50472222222222cm"/>
    </style:style>
    <style:style style:name="co16" style:family="table-column">
      <style:table-column-properties fo:break-before="auto" style:column-width="2.20486111111111cm"/>
    </style:style>
    <style:style style:name="co17" style:family="table-column">
      <style:table-column-properties fo:break-before="auto" style:column-width="2.15194444444444cm"/>
    </style:style>
    <style:style style:name="co18" style:family="table-column">
      <style:table-column-properties fo:break-before="auto" style:column-width="2.2225cm"/>
    </style:style>
    <style:style style:name="co19" style:family="table-column">
      <style:table-column-properties fo:break-before="auto" style:column-width="2.36361111111111cm"/>
    </style:style>
    <style:style style:name="co20" style:family="table-column">
      <style:table-column-properties fo:break-before="auto" style:column-width="2.45180555555556cm"/>
    </style:style>
    <style:style style:name="co21" style:family="table-column">
      <style:table-column-properties fo:break-before="auto" style:column-width="2.39888888888889cm"/>
    </style:style>
    <style:style style:name="co22" style:family="table-column">
      <style:table-column-properties fo:break-before="auto" style:column-width="2.73402777777778cm"/>
    </style:style>
    <style:style style:name="co23" style:family="table-column">
      <style:table-column-properties fo:break-before="auto" style:column-width="2.41652777777778cm"/>
    </style:style>
    <style:style style:name="co24" style:family="table-column">
      <style:table-column-properties fo:break-before="auto" style:column-width="3.31611111111111cm"/>
    </style:style>
    <style:style style:name="co25" style:family="table-column">
      <style:table-column-properties fo:break-before="auto" style:column-width="3.03388888888889cm"/>
    </style:style>
    <style:style style:name="co26" style:family="table-column">
      <style:table-column-properties fo:break-before="auto" style:column-width="2.43416666666667cm"/>
    </style:style>
    <style:style style:name="co27" style:family="table-column">
      <style:table-column-properties fo:break-before="auto" style:column-width="2.83986111111111cm"/>
    </style:style>
    <style:style style:name="co28" style:family="table-column">
      <style:table-column-properties fo:break-before="auto" style:column-width="2.61055555555556cm"/>
    </style:style>
    <style:style style:name="co29" style:family="table-column">
      <style:table-column-properties fo:break-before="auto" style:column-width="2.80458333333333cm"/>
    </style:style>
    <style:style style:name="co30" style:family="table-column">
      <style:table-column-properties fo:break-before="auto" style:column-width="3.21027777777778cm"/>
    </style:style>
    <style:style style:name="co31" style:family="table-column">
      <style:table-column-properties fo:break-before="auto" style:column-width="3.01625cm"/>
    </style:style>
    <style:style style:name="co32" style:family="table-column">
      <style:table-column-properties fo:break-before="auto" style:column-width="3.56305555555556cm"/>
    </style:style>
    <style:style style:name="co33" style:family="table-column">
      <style:table-column-properties fo:break-before="auto" style:column-width="5.3975cm"/>
    </style:style>
    <style:style style:name="co34" style:family="table-column">
      <style:table-column-properties fo:break-before="auto" style:column-width="1.69333333333333cm"/>
    </style:style>
    <style:style style:name="ro1" style:family="table-row">
      <style:table-row-properties style:row-height="72.65pt" style:use-optimal-row-height="fals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2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1" style:base-cell-address="Data_Sheet_June_2022.E2"/>
    </style:style>
    <style:style style:name="ce2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center"/>
      <style:map style:condition="of:is-true-formula(AND(NOT(ISBLANK([.G2]));ISBLANK([.F2])))" style:apply-style-name="cf1" style:base-cell-address="Data_Sheet_June_2022.F2"/>
    </style:style>
    <style:style style:name="ce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center"/>
      <style:map style:condition="of:is-true-formula(AND(NOT(ISBLANK([.F2]));ISBLANK([.G2])))" style:apply-style-name="cf1" style:base-cell-address="Data_Sheet_June_2022.G2"/>
    </style:style>
    <style:style style:name="ce2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center"/>
      <style:map style:condition="of:is-true-formula(AND(NOT(ISBLANK([.K2]));ISBLANK([.J2])))" style:apply-style-name="cf1" style:base-cell-address="Data_Sheet_June_2022.J2"/>
    </style:style>
    <style:style style:name="ce2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center"/>
      <style:map style:condition="of:is-true-formula(AND(NOT(ISBLANK([.J2]));ISBLANK([.K2])))" style:apply-style-name="cf1" style:base-cell-address="Data_Sheet_June_2022.K2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map style:condition="of:is-true-formula(AND(NOT(ISBLANK([.U2]));ISBLANK([.T2])))" style:apply-style-name="cf1" style:base-cell-address="Data_Sheet_June_2022.T2"/>
    </style:style>
    <style:style style:name="ce2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center"/>
      <style:map style:condition="of:is-true-formula(AND(NOT(ISBLANK([.T2]));ISBLANK([.U2])))" style:apply-style-name="cf1" style:base-cell-address="Data_Sheet_June_2022.U2"/>
    </style:style>
    <style:style style:name="ce2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center"/>
      <style:map style:condition="of:is-true-formula(AND(NOT(ISBLANK([.W2]));ISBLANK([.Y2])))" style:apply-style-name="cf1" style:base-cell-address="Data_Sheet_June_2022.Y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0,[.F2])" table:base-cell-address="Data_Sheet_June_2022.G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 table:condition="of:cell-content-is-decimal-number() and cell-content-is-between(0,[.W2])" table:base-cell-address="Data_Sheet_June_2022.Y2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0,9.99999999999999E+28)">
          <table:help-message table:display="true"/>
          <table:error-message table:display="true"/>
        </table:content-validation>
        <table:content-validation table:name="val6" table:condition="of:cell-content-is-decimal-number() and cell-content-is-between(-9999999999999,9999999999999)">
          <table:help-message table:display="true"/>
          <table:error-message table:display="true"/>
        </table:content-validation>
      </table:content-validations>
      <table:table table:name="Data_Sheet_June_202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1"/>
        <table:table-column table:style-name="co18" table:default-cell-style-name="ce1"/>
        <table:table-column table:style-name="co1" table:default-cell-style-name="ce1"/>
        <table:table-column table:style-name="co19" table:default-cell-style-name="ce1"/>
        <table:table-column table:style-name="co20" table:default-cell-style-name="ce1"/>
        <table:table-column table:style-name="co11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1" table:default-cell-style-name="ce1"/>
        <table:table-column table:style-name="co11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10" table:default-cell-style-name="ce1"/>
        <table:table-column table:style-name="co32" table:default-cell-style-name="ce1"/>
        <table:table-column table:style-name="co33" table:default-cell-style-name="ce1"/>
        <table:table-column table:style-name="co34" table:number-columns-repeated="16343" table:default-cell-style-name="ce1"/>
        <table:table-row table:style-name="ro1">
          <table:table-cell office:value-type="string" table:style-name="ce7">
            <text:p>Year</text:p>
          </table:table-cell>
          <table:table-cell office:value-type="string" table:style-name="ce7">
            <text:p>Month</text:p>
          </table:table-cell>
          <table:table-cell office:value-type="string" table:style-name="ce7">
            <text:p>Organisation Name</text:p>
          </table:table-cell>
          <table:table-cell office:value-type="string" table:style-name="ce7">
            <text:p>Organisation Type</text:p>
          </table:table-cell>
          <table:table-cell office:value-type="string" table:style-name="ce7">
            <text:p>Main, parent or sponsoring department</text:p>
          </table:table-cell>
          <table:table-cell office:value-type="string" table:style-name="ce7">
            <text:p>Payroll staff; AO/AA; Headcount</text:p>
          </table:table-cell>
          <table:table-cell office:value-type="string" table:style-name="ce7">
            <text:p>Payroll staff; AO/AA; Full-time equivalent</text:p>
          </table:table-cell>
          <table:table-cell office:value-type="string" table:style-name="ce7">
            <text:p>Payroll staff; EO; Headcount</text:p>
          </table:table-cell>
          <table:table-cell office:value-type="string" table:style-name="ce7">
            <text:p>Payroll staff; EO; Full-time equivalent</text:p>
          </table:table-cell>
          <table:table-cell office:value-type="string" table:style-name="ce7">
            <text:p>Payroll staff; SEO/HEO; Headcount</text:p>
          </table:table-cell>
          <table:table-cell office:value-type="string" table:style-name="ce7">
            <text:p>Payroll staff; SEO/HEO; Full-time equivalent</text:p>
          </table:table-cell>
          <table:table-cell office:value-type="string" table:style-name="ce7">
            <text:p>Payroll staff; Grade 6/7; Headcount</text:p>
          </table:table-cell>
          <table:table-cell office:value-type="string" table:style-name="ce7">
            <text:p>Payroll staff; Grade 6/7; Full-time equivalent</text:p>
          </table:table-cell>
          <table:table-cell office:value-type="string" table:style-name="ce7">
            <text:p>Payroll staff; SCS; Headcount</text:p>
          </table:table-cell>
          <table:table-cell office:value-type="string" table:style-name="ce7">
            <text:p>Payroll staff; SCS; Full-time equivalent</text:p>
          </table:table-cell>
          <table:table-cell office:value-type="string" table:style-name="ce7">
            <text:p>Payroll staff; Other, unknown, unspecified; Headcount</text:p>
          </table:table-cell>
          <table:table-cell office:value-type="string" table:style-name="ce7">
            <text:p>Payroll staff; Other, unknown, unspecified; Full-time equivalent</text:p>
          </table:table-cell>
          <table:table-cell office:value-type="string" table:style-name="ce7">
            <text:p>Payroll staff; Total; Headcount</text:p>
          </table:table-cell>
          <table:table-cell office:value-type="string" table:style-name="ce7">
            <text:p>Payroll staff; Total; Full-time equivalent</text:p>
          </table:table-cell>
          <table:table-cell office:value-type="string" table:style-name="ce7">
            <text:p>Non-payroll staff; Admin and Clerical; Headcount</text:p>
          </table:table-cell>
          <table:table-cell office:value-type="string" table:style-name="ce7">
            <text:p>Non-payroll staff; Admin and Clerical; Full-time equivalent</text:p>
          </table:table-cell>
          <table:table-cell office:value-type="string" table:style-name="ce7">
            <text:p>Non-payroll staff; Interim Managers &amp; Specialist Contractors &amp; Medical; Headcount</text:p>
          </table:table-cell>
          <table:table-cell office:value-type="string" table:style-name="ce7">
            <text:p>Non-payroll staff; Interim Managers &amp; Specialist Contractors &amp; Medical; Full-time equivalent</text:p>
          </table:table-cell>
          <table:table-cell office:value-type="string" table:style-name="ce7">
            <text:p>Non-payroll staff; Other Contingent labour; Headcount</text:p>
          </table:table-cell>
          <table:table-cell office:value-type="string" table:style-name="ce7">
            <text:p>Non-payroll staff; Other Contingent labour; Full-time equivalent</text:p>
          </table:table-cell>
          <table:table-cell office:value-type="string" table:style-name="ce7">
            <text:p>Non-payroll staff; Total Contingent labour: Headcount</text:p>
          </table:table-cell>
          <table:table-cell office:value-type="string" table:style-name="ce7">
            <text:p>Non-payroll staff; Total Contingent labour: Full-time equivalent</text:p>
          </table:table-cell>
          <table:table-cell office:value-type="string" table:style-name="ce7">
            <text:p>Non-payroll staff; Consultancy; Number of Contracts</text:p>
          </table:table-cell>
          <table:table-cell office:value-type="string" table:style-name="ce7">
            <text:p>Grand Total (workforce numbers); Headcount</text:p>
          </table:table-cell>
          <table:table-cell office:value-type="string" table:style-name="ce7">
            <text:p>Grand Total (workforce numbers); Full-time equivalent</text:p>
          </table:table-cell>
          <table:table-cell office:value-type="string" table:style-name="ce7">
            <text:p>Payroll staff costs; Salary</text:p>
          </table:table-cell>
          <table:table-cell office:value-type="string" table:style-name="ce7">
            <text:p>Payroll staff costs; Allowances</text:p>
          </table:table-cell>
          <table:table-cell office:value-type="string" table:style-name="ce7">
            <text:p>Payroll staff costs; Non-consolidated performance payments</text:p>
          </table:table-cell>
          <table:table-cell office:value-type="string" table:style-name="ce7">
            <text:p>Payroll staff costs; Overtime</text:p>
          </table:table-cell>
          <table:table-cell office:value-type="string" table:style-name="ce7">
            <text:p>Payroll staff costs; Employer pension contributions</text:p>
          </table:table-cell>
          <table:table-cell office:value-type="string" table:style-name="ce7">
            <text:p>Payroll staff costs; Employer national insurance contributions</text:p>
          </table:table-cell>
          <table:table-cell office:value-type="string" table:style-name="ce7">
            <text:p>Payroll staff costs; Total paybill</text:p>
          </table:table-cell>
          <table:table-cell office:value-type="string" table:style-name="ce7">
            <text:p>Non-Payroll staff costs; Contingent labour</text:p>
          </table:table-cell>
          <table:table-cell office:value-type="string" table:style-name="ce7">
            <text:p>Non-Payroll staff costs; Consultancy</text:p>
          </table:table-cell>
          <table:table-cell office:value-type="string" table:style-name="ce7">
            <text:p>Non-Payroll staff costs; Total staff costs</text:p>
          </table:table-cell>
          <table:table-cell office:value-type="string" table:style-name="ce7">
            <text:p>Grand Total paybill/staffing (payroll and non-payroll) costs</text:p>
          </table:table-cell>
          <table:table-cell table:number-columns-repeated="16343" table:style-name="ce4"/>
        </table:table-row>
        <table:table-row table:style-name="ro2">
          <table:table-cell office:value-type="float" office:value="2022" table:style-name="ce5">
            <text:p>2022</text:p>
          </table:table-cell>
          <table:table-cell office:value-type="string" table:style-name="ce5">
            <text:p>June</text:p>
          </table:table-cell>
          <table:table-cell office:value-type="string" table:style-name="ce6">
            <text:p>Ministry of Defence</text:p>
          </table:table-cell>
          <table:table-cell office:value-type="string" table:style-name="ce3">
            <text:p>Ministerial Department</text:p>
          </table:table-cell>
          <table:table-cell office:value-type="string" table:style-name="ce19">
            <text:p>Ministry of Defence</text:p>
          </table:table-cell>
          <table:table-cell office:value-type="float" office:value="9325" table:content-validation-name="val2" table:style-name="ce20">
            <text:p>9325.00</text:p>
          </table:table-cell>
          <table:table-cell office:value-type="float" office:value="8844.702439850018" table:content-validation-name="val1" table:style-name="ce21">
            <text:p>8844.70</text:p>
          </table:table-cell>
          <table:table-cell office:value-type="float" office:value="5925" table:content-validation-name="val2" table:style-name="ce20">
            <text:p>5925.00</text:p>
          </table:table-cell>
          <table:table-cell office:value-type="float" office:value="5755.382224550006" table:content-validation-name="val1" table:style-name="ce21">
            <text:p>5755.38</text:p>
          </table:table-cell>
          <table:table-cell office:value-type="float" office:value="10952" table:content-validation-name="val2" table:style-name="ce22">
            <text:p>10952.00</text:p>
          </table:table-cell>
          <table:table-cell office:value-type="float" office:value="10685.62778260003" table:content-validation-name="val1" table:style-name="ce23">
            <text:p>10685.63</text:p>
          </table:table-cell>
          <table:table-cell office:value-type="float" office:value="2631" table:content-validation-name="val2" table:style-name="ce22">
            <text:p>2631.00</text:p>
          </table:table-cell>
          <table:table-cell office:value-type="float" office:value="2590.3794425399988" table:content-validation-name="val1" table:style-name="ce23">
            <text:p>2590.38</text:p>
          </table:table-cell>
          <table:table-cell office:value-type="float" office:value="315" table:content-validation-name="val2" table:style-name="ce22">
            <text:p>315.00</text:p>
          </table:table-cell>
          <table:table-cell office:value-type="float" office:value="309.91999999999996" table:content-validation-name="val1" table:style-name="ce23">
            <text:p>309.92</text:p>
          </table:table-cell>
          <table:table-cell office:value-type="float" office:value="10185" table:content-validation-name="val2" table:style-name="ce22">
            <text:p>10185.00</text:p>
          </table:table-cell>
          <table:table-cell office:value-type="float" office:value="9789.0087534100603" table:content-validation-name="val1" table:style-name="ce23">
            <text:p>9789.01</text:p>
          </table:table-cell>
          <table:table-cell office:value-type="float" office:value="39333" table:style-name="ce10">
            <text:p>39,333</text:p>
          </table:table-cell>
          <table:table-cell office:value-type="float" office:value="37975" table:style-name="ce10">
            <text:p>37,975</text:p>
          </table:table-cell>
          <table:table-cell office:value-type="float" office:value="43" table:content-validation-name="val4" table:style-name="ce24">
            <text:p>43</text:p>
          </table:table-cell>
          <table:table-cell office:value-type="float" office:value="41.55" table:content-validation-name="val1" table:style-name="ce25">
            <text:p>41.55</text:p>
          </table:table-cell>
          <table:table-cell office:value-type="float" office:value="343" table:content-validation-name="val4" table:style-name="ce24">
            <text:p>343</text:p>
          </table:table-cell>
          <table:table-cell office:value-type="float" office:value="340.98" table:content-validation-name="val1" table:style-name="ce25">
            <text:p>340.98</text:p>
          </table:table-cell>
          <table:table-cell office:value-type="float" office:value="1072" table:content-validation-name="val1" table:style-name="ce25">
            <text:p>1072.00</text:p>
          </table:table-cell>
          <table:table-cell office:value-type="float" office:value="962.11000000000456" table:content-validation-name="val3" table:style-name="ce26">
            <text:p>962.11</text:p>
          </table:table-cell>
          <table:table-cell office:value-type="float" office:value="1458" table:style-name="ce11">
            <text:p>1458</text:p>
          </table:table-cell>
          <table:table-cell office:value-type="float" office:value="1345" table:style-name="ce11">
            <text:p>1345</text:p>
          </table:table-cell>
          <table:table-cell office:value-type="float" office:value="0" table:content-validation-name="val5" table:style-name="ce13">
            <text:p>0.00</text:p>
          </table:table-cell>
          <table:table-cell office:value-type="float" office:value="40971" table:style-name="ce10">
            <text:p>40,971</text:p>
          </table:table-cell>
          <table:table-cell office:value-type="float" office:value="39320" table:style-name="ce10">
            <text:p>39,320</text:p>
          </table:table-cell>
          <table:table-cell table:content-validation-name="val6" table:style-name="ce14"/>
          <table:table-cell table:content-validation-name="val6" table:style-name="ce14"/>
          <table:table-cell table:content-validation-name="val6" table:style-name="ce14"/>
          <table:table-cell table:content-validation-name="val6" table:style-name="ce14"/>
          <table:table-cell table:content-validation-name="val6" table:style-name="ce14"/>
          <table:table-cell table:content-validation-name="val6" table:style-name="ce14"/>
          <table:table-cell office:value-type="string" table:style-name="ce16">
            <text:p>£0,00</text:p>
          </table:table-cell>
          <table:table-cell table:content-validation-name="val6" table:style-name="ce17"/>
          <table:table-cell table:content-validation-name="val6" table:style-name="ce17"/>
          <table:table-cell office:value-type="string" table:style-name="ce18">
            <text:p>£0,00</text:p>
          </table:table-cell>
          <table:table-cell office:value-type="string" table:style-name="ce16">
            <text:p>£0,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2">
            <text:p>2022</text:p>
          </table:table-cell>
          <table:table-cell office:value-type="string" table:style-name="ce2">
            <text:p>June</text:p>
          </table:table-cell>
          <table:table-cell office:value-type="string" table:style-name="ce3">
            <text:p>Defence Equipment and Support</text:p>
          </table:table-cell>
          <table:table-cell office:value-type="string" table:style-name="ce3">
            <text:p>Executive Agency</text:p>
          </table:table-cell>
          <table:table-cell office:value-type="string" table:style-name="ce19">
            <text:p>Ministry of Defence</text:p>
          </table:table-cell>
          <table:table-cell office:value-type="float" office:value="0" table:content-validation-name="val2" table:style-name="ce20">
            <text:p>0.00</text:p>
          </table:table-cell>
          <table:table-cell office:value-type="float" office:value="0" table:content-validation-name="val1" table:style-name="ce21">
            <text:p>0.00</text:p>
          </table:table-cell>
          <table:table-cell office:value-type="float" office:value="0" table:content-validation-name="val2" table:style-name="ce20">
            <text:p>0.00</text:p>
          </table:table-cell>
          <table:table-cell office:value-type="float" office:value="0" table:content-validation-name="val1" table:style-name="ce21">
            <text:p>0.00</text:p>
          </table:table-cell>
          <table:table-cell office:value-type="float" office:value="0" table:content-validation-name="val2" table:style-name="ce22">
            <text:p>0.00</text:p>
          </table:table-cell>
          <table:table-cell office:value-type="float" office:value="0" table:content-validation-name="val1" table:style-name="ce23">
            <text:p>0.00</text:p>
          </table:table-cell>
          <table:table-cell office:value-type="float" office:value="0" table:content-validation-name="val2" table:style-name="ce22">
            <text:p>0.00</text:p>
          </table:table-cell>
          <table:table-cell office:value-type="float" office:value="0" table:content-validation-name="val1" table:style-name="ce23">
            <text:p>0.00</text:p>
          </table:table-cell>
          <table:table-cell office:value-type="float" office:value="0" table:content-validation-name="val2" table:style-name="ce22">
            <text:p>0.00</text:p>
          </table:table-cell>
          <table:table-cell office:value-type="float" office:value="0" table:content-validation-name="val1" table:style-name="ce23">
            <text:p>0.00</text:p>
          </table:table-cell>
          <table:table-cell office:value-type="float" office:value="10638" table:content-validation-name="val2" table:style-name="ce22">
            <text:p>10638.00</text:p>
          </table:table-cell>
          <table:table-cell office:value-type="float" office:value="10251.560994039999" table:content-validation-name="val1" table:style-name="ce23">
            <text:p>10251.56</text:p>
          </table:table-cell>
          <table:table-cell office:value-type="float" office:value="10.368" table:style-name="ce11">
            <text:p>10.368</text:p>
          </table:table-cell>
          <table:table-cell office:value-type="float" office:value="10252" table:style-name="ce10">
            <text:p>10,252</text:p>
          </table:table-cell>
          <table:table-cell office:value-type="float" office:value="0" table:content-validation-name="val4" table:style-name="ce24">
            <text:p>0</text:p>
          </table:table-cell>
          <table:table-cell office:value-type="float" office:value="0" table:content-validation-name="val1" table:style-name="ce25">
            <text:p>0.00</text:p>
          </table:table-cell>
          <table:table-cell office:value-type="float" office:value="3" table:content-validation-name="val4" table:style-name="ce24">
            <text:p>3</text:p>
          </table:table-cell>
          <table:table-cell office:value-type="float" office:value="3" table:content-validation-name="val1" table:style-name="ce25">
            <text:p>3.00</text:p>
          </table:table-cell>
          <table:table-cell office:value-type="float" office:value="864" table:content-validation-name="val1" table:style-name="ce25">
            <text:p>864.00</text:p>
          </table:table-cell>
          <table:table-cell office:value-type="float" office:value="862.01" table:content-validation-name="val3" table:style-name="ce26">
            <text:p>862.01</text:p>
          </table:table-cell>
          <table:table-cell office:value-type="float" office:value="867" table:style-name="ce11">
            <text:p>867</text:p>
          </table:table-cell>
          <table:table-cell office:value-type="float" office:value="865" table:style-name="ce11">
            <text:p>865</text:p>
          </table:table-cell>
          <table:table-cell office:value-type="float" office:value="0" table:content-validation-name="val5" table:style-name="ce13">
            <text:p>0.00</text:p>
          </table:table-cell>
          <table:table-cell office:value-type="float" office:value="11505" table:style-name="ce10">
            <text:p>11,505</text:p>
          </table:table-cell>
          <table:table-cell office:value-type="float" office:value="11117" table:style-name="ce10">
            <text:p>11,117</text:p>
          </table:table-cell>
          <table:table-cell table:content-validation-name="val6" table:style-name="ce14"/>
          <table:table-cell table:content-validation-name="val6" table:style-name="ce14"/>
          <table:table-cell table:content-validation-name="val6" table:style-name="ce14"/>
          <table:table-cell table:content-validation-name="val6" table:style-name="ce14"/>
          <table:table-cell table:content-validation-name="val6" table:style-name="ce14"/>
          <table:table-cell table:content-validation-name="val6" table:style-name="ce14"/>
          <table:table-cell office:value-type="string" table:style-name="ce16">
            <text:p>£0,00</text:p>
          </table:table-cell>
          <table:table-cell table:content-validation-name="val6" table:style-name="ce17"/>
          <table:table-cell table:content-validation-name="val6" table:style-name="ce17"/>
          <table:table-cell office:value-type="string" table:style-name="ce16">
            <text:p>£0,00</text:p>
          </table:table-cell>
          <table:table-cell office:value-type="string" table:style-name="ce16">
            <text:p>£0,00</text:p>
          </table:table-cell>
          <table:table-cell table:number-columns-repeated="16343"/>
        </table:table-row>
        <table:table-row table:style-name="ro3">
          <table:table-cell office:value-type="float" office:value="2022" table:style-name="ce2">
            <text:p>2022</text:p>
          </table:table-cell>
          <table:table-cell office:value-type="string" table:style-name="ce2">
            <text:p>June</text:p>
          </table:table-cell>
          <table:table-cell office:value-type="string" table:style-name="ce3">
            <text:p>Defence Electronics and Components Agency</text:p>
          </table:table-cell>
          <table:table-cell office:value-type="string" table:style-name="ce3">
            <text:p>Executive Agency</text:p>
          </table:table-cell>
          <table:table-cell office:value-type="string" table:style-name="ce19">
            <text:p>Ministry of Defence</text:p>
          </table:table-cell>
          <table:table-cell office:value-type="float" office:value="85" table:content-validation-name="val2" table:style-name="ce20">
            <text:p>85.00</text:p>
          </table:table-cell>
          <table:table-cell office:value-type="float" office:value="79.859459999999999" table:content-validation-name="val1" table:style-name="ce21">
            <text:p>79.86</text:p>
          </table:table-cell>
          <table:table-cell office:value-type="float" office:value="240" table:content-validation-name="val2" table:style-name="ce20">
            <text:p>240.00</text:p>
          </table:table-cell>
          <table:table-cell office:value-type="float" office:value="219.40535600000001" table:content-validation-name="val1" table:style-name="ce21">
            <text:p>219.41</text:p>
          </table:table-cell>
          <table:table-cell office:value-type="float" office:value="90" table:content-validation-name="val2" table:style-name="ce22">
            <text:p>90.00</text:p>
          </table:table-cell>
          <table:table-cell office:value-type="float" office:value="89.567567999999994" table:content-validation-name="val1" table:style-name="ce23">
            <text:p>89.57</text:p>
          </table:table-cell>
          <table:table-cell office:value-type="float" office:value="14" table:content-validation-name="val2" table:style-name="ce22">
            <text:p>14.00</text:p>
          </table:table-cell>
          <table:table-cell office:value-type="float" office:value="13.918919000000001" table:content-validation-name="val1" table:style-name="ce23">
            <text:p>13.92</text:p>
          </table:table-cell>
          <table:table-cell office:value-type="float" office:value="1" table:content-validation-name="val2" table:style-name="ce22">
            <text:p>1.00</text:p>
          </table:table-cell>
          <table:table-cell office:value-type="float" office:value="1" table:content-validation-name="val1" table:style-name="ce23">
            <text:p>1.00</text:p>
          </table:table-cell>
          <table:table-cell office:value-type="float" office:value="0" table:content-validation-name="val2" table:style-name="ce22">
            <text:p>0.00</text:p>
          </table:table-cell>
          <table:table-cell office:value-type="float" office:value="0" table:content-validation-name="val1" table:style-name="ce23">
            <text:p>0.00</text:p>
          </table:table-cell>
          <table:table-cell office:value-type="float" office:value="430" table:style-name="ce9">
            <text:p>430.00</text:p>
          </table:table-cell>
          <table:table-cell office:value-type="float" office:value="404" table:style-name="ce11">
            <text:p>404</text:p>
          </table:table-cell>
          <table:table-cell office:value-type="float" office:value="11" table:content-validation-name="val4" table:style-name="ce24">
            <text:p>11</text:p>
          </table:table-cell>
          <table:table-cell office:value-type="float" office:value="11" table:content-validation-name="val1" table:style-name="ce25">
            <text:p>11.00</text:p>
          </table:table-cell>
          <table:table-cell office:value-type="float" office:value="0" table:content-validation-name="val4" table:style-name="ce24">
            <text:p>0</text:p>
          </table:table-cell>
          <table:table-cell office:value-type="float" office:value="0" table:content-validation-name="val1" table:style-name="ce25">
            <text:p>0.00</text:p>
          </table:table-cell>
          <table:table-cell office:value-type="float" office:value="10" table:content-validation-name="val1" table:style-name="ce25">
            <text:p>10.00</text:p>
          </table:table-cell>
          <table:table-cell office:value-type="float" office:value="10" table:content-validation-name="val3" table:style-name="ce26">
            <text:p>10.00</text:p>
          </table:table-cell>
          <table:table-cell office:value-type="float" office:value="21" table:style-name="ce11">
            <text:p>21</text:p>
          </table:table-cell>
          <table:table-cell office:value-type="float" office:value="21" table:style-name="ce11">
            <text:p>21</text:p>
          </table:table-cell>
          <table:table-cell office:value-type="float" office:value="0" table:content-validation-name="val5" table:style-name="ce13">
            <text:p>0.00</text:p>
          </table:table-cell>
          <table:table-cell office:value-type="float" office:value="451" table:style-name="ce11">
            <text:p>451</text:p>
          </table:table-cell>
          <table:table-cell office:value-type="float" office:value="425" table:style-name="ce11">
            <text:p>425</text:p>
          </table:table-cell>
          <table:table-cell office:value-type="currency" office:value="985099.59000000404" table:content-validation-name="val6" table:style-name="ce14">
            <text:p>£985,099.59</text:p>
          </table:table-cell>
          <table:table-cell office:value-type="currency" office:value="44382.339999999982" table:content-validation-name="val6" table:style-name="ce14">
            <text:p>£44,382.34</text:p>
          </table:table-cell>
          <table:table-cell office:value-type="currency" office:value="10950" table:content-validation-name="val6" table:style-name="ce14">
            <text:p>£10,950.00</text:p>
          </table:table-cell>
          <table:table-cell office:value-type="currency" office:value="31454.110000000004" table:content-validation-name="val6" table:style-name="ce14">
            <text:p>£31,454.11</text:p>
          </table:table-cell>
          <table:table-cell office:value-type="currency" office:value="278065.12999999919" table:content-validation-name="val6" table:style-name="ce14">
            <text:p>£278,065.13</text:p>
          </table:table-cell>
          <table:table-cell office:value-type="currency" office:value="109177.07000000012" table:content-validation-name="val6" table:style-name="ce14">
            <text:p>£109,177.07</text:p>
          </table:table-cell>
          <table:table-cell office:value-type="currency" office:value="1459128.24" table:style-name="ce15">
            <text:p>£1,459,128.24</text:p>
          </table:table-cell>
          <table:table-cell office:value-type="currency" office:value="71444.689999999973" table:content-validation-name="val6" table:style-name="ce17">
            <text:p>£71,444.69</text:p>
          </table:table-cell>
          <table:table-cell office:value-type="currency" office:value="0" table:content-validation-name="val6" table:style-name="ce17">
            <text:p>£0.00</text:p>
          </table:table-cell>
          <table:table-cell office:value-type="string" table:style-name="ce16">
            <text:p>£71,444,69</text:p>
          </table:table-cell>
          <table:table-cell office:value-type="string" table:style-name="ce16">
            <text:p>£1,530,572,93</text:p>
          </table:table-cell>
          <table:table-cell table:number-columns-repeated="16343"/>
        </table:table-row>
        <table:table-row table:style-name="ro3">
          <table:table-cell office:value-type="float" office:value="2022" table:style-name="ce2">
            <text:p>2022</text:p>
          </table:table-cell>
          <table:table-cell office:value-type="string" table:style-name="ce2">
            <text:p>June</text:p>
          </table:table-cell>
          <table:table-cell office:value-type="string" table:style-name="ce3">
            <text:p>Defence Science and Technology Laboratory</text:p>
          </table:table-cell>
          <table:table-cell office:value-type="string" table:style-name="ce3">
            <text:p>Executive Agency</text:p>
          </table:table-cell>
          <table:table-cell office:value-type="string" table:style-name="ce19">
            <text:p>Ministry of Defence</text:p>
          </table:table-cell>
          <table:table-cell office:value-type="float" office:value="164" table:content-validation-name="val2" table:style-name="ce20">
            <text:p>164.00</text:p>
          </table:table-cell>
          <table:table-cell office:value-type="float" office:value="161.19" table:content-validation-name="val1" table:style-name="ce21">
            <text:p>161.19</text:p>
          </table:table-cell>
          <table:table-cell office:value-type="float" office:value="262" table:content-validation-name="val2" table:style-name="ce20">
            <text:p>262.00</text:p>
          </table:table-cell>
          <table:table-cell office:value-type="float" office:value="247.02" table:content-validation-name="val1" table:style-name="ce21">
            <text:p>247.02</text:p>
          </table:table-cell>
          <table:table-cell office:value-type="float" office:value="2174" table:content-validation-name="val2" table:style-name="ce22">
            <text:p>2174.00</text:p>
          </table:table-cell>
          <table:table-cell office:value-type="float" office:value="2094.23" table:content-validation-name="val1" table:style-name="ce23">
            <text:p>2094.23</text:p>
          </table:table-cell>
          <table:table-cell office:value-type="float" office:value="2128" table:content-validation-name="val2" table:style-name="ce22">
            <text:p>2128.00</text:p>
          </table:table-cell>
          <table:table-cell office:value-type="float" office:value="1992.54" table:content-validation-name="val1" table:style-name="ce23">
            <text:p>1992.54</text:p>
          </table:table-cell>
          <table:table-cell office:value-type="float" office:value="46" table:content-validation-name="val2" table:style-name="ce22">
            <text:p>46.00</text:p>
          </table:table-cell>
          <table:table-cell office:value-type="float" office:value="38.81" table:content-validation-name="val1" table:style-name="ce23">
            <text:p>38.81</text:p>
          </table:table-cell>
          <table:table-cell office:value-type="float" office:value="0" table:content-validation-name="val2" table:style-name="ce22">
            <text:p>0.00</text:p>
          </table:table-cell>
          <table:table-cell office:value-type="float" office:value="0" table:content-validation-name="val1" table:style-name="ce23">
            <text:p>0.00</text:p>
          </table:table-cell>
          <table:table-cell office:value-type="float" office:value="4.774" table:style-name="ce11">
            <text:p>4.774</text:p>
          </table:table-cell>
          <table:table-cell office:value-type="float" office:value="4.5339999999999998" table:style-name="ce11">
            <text:p>4.534</text:p>
          </table:table-cell>
          <table:table-cell office:value-type="float" office:value="0" table:content-validation-name="val4" table:style-name="ce24">
            <text:p>0</text:p>
          </table:table-cell>
          <table:table-cell office:value-type="float" office:value="0" table:content-validation-name="val1" table:style-name="ce25">
            <text:p>0.00</text:p>
          </table:table-cell>
          <table:table-cell office:value-type="float" office:value="193" table:content-validation-name="val4" table:style-name="ce24">
            <text:p>193</text:p>
          </table:table-cell>
          <table:table-cell office:value-type="float" office:value="184.9" table:content-validation-name="val1" table:style-name="ce25">
            <text:p>184.90</text:p>
          </table:table-cell>
          <table:table-cell office:value-type="float" office:value="0" table:content-validation-name="val1" table:style-name="ce25">
            <text:p>0.00</text:p>
          </table:table-cell>
          <table:table-cell office:value-type="float" office:value="0" table:content-validation-name="val3" table:style-name="ce26">
            <text:p>0.00</text:p>
          </table:table-cell>
          <table:table-cell office:value-type="float" office:value="193" table:style-name="ce11">
            <text:p>193</text:p>
          </table:table-cell>
          <table:table-cell office:value-type="float" office:value="185" table:style-name="ce11">
            <text:p>185</text:p>
          </table:table-cell>
          <table:table-cell office:value-type="float" office:value="0" table:content-validation-name="val5" table:style-name="ce13">
            <text:p>0.00</text:p>
          </table:table-cell>
          <table:table-cell office:value-type="float" office:value="4967" table:style-name="ce10">
            <text:p>4,967</text:p>
          </table:table-cell>
          <table:table-cell office:value-type="float" office:value="4719" table:style-name="ce10">
            <text:p>4,719</text:p>
          </table:table-cell>
          <table:table-cell office:value-type="currency" office:value="15513850.33" table:content-validation-name="val6" table:style-name="ce14">
            <text:p>£15,513,850.33</text:p>
          </table:table-cell>
          <table:table-cell office:value-type="currency" office:value="170030.8" table:content-validation-name="val6" table:style-name="ce14">
            <text:p>£170,030.80</text:p>
          </table:table-cell>
          <table:table-cell office:value-type="currency" office:value="631600" table:content-validation-name="val6" table:style-name="ce14">
            <text:p>£631,600.00</text:p>
          </table:table-cell>
          <table:table-cell office:value-type="currency" office:value="405821.9" table:content-validation-name="val6" table:style-name="ce14">
            <text:p>£405,821.90</text:p>
          </table:table-cell>
          <table:table-cell office:value-type="currency" office:value="4240759.4000000004" table:content-validation-name="val6" table:style-name="ce14">
            <text:p>£4,240,759.40</text:p>
          </table:table-cell>
          <table:table-cell office:value-type="currency" office:value="1940983.9" table:content-validation-name="val6" table:style-name="ce14">
            <text:p>£1,940,983.90</text:p>
          </table:table-cell>
          <table:table-cell office:value-type="currency" office:value="22903046.329999998" table:style-name="ce15">
            <text:p>£22,903,046.33</text:p>
          </table:table-cell>
          <table:table-cell office:value-type="currency" office:value="1823741.9" table:content-validation-name="val6" table:style-name="ce17">
            <text:p>£1,823,741.90</text:p>
          </table:table-cell>
          <table:table-cell office:value-type="currency" office:value="0" table:content-validation-name="val6" table:style-name="ce17">
            <text:p>£0.00</text:p>
          </table:table-cell>
          <table:table-cell office:value-type="string" table:style-name="ce16">
            <text:p>£1,823,741,90</text:p>
          </table:table-cell>
          <table:table-cell office:value-type="string" table:style-name="ce16">
            <text:p>£24,726,788,23</text:p>
          </table:table-cell>
          <table:table-cell table:number-columns-repeated="16343"/>
        </table:table-row>
        <table:table-row table:style-name="ro2">
          <table:table-cell office:value-type="float" office:value="2022" table:style-name="ce2">
            <text:p>2022</text:p>
          </table:table-cell>
          <table:table-cell office:value-type="string" table:style-name="ce2">
            <text:p>June</text:p>
          </table:table-cell>
          <table:table-cell office:value-type="string" table:style-name="ce3">
            <text:p>National Museum of the Royal Navy</text:p>
          </table:table-cell>
          <table:table-cell office:value-type="string" table:style-name="ce3">
            <text:p>Executive Non-Departmental Public Body</text:p>
          </table:table-cell>
          <table:table-cell office:value-type="string" table:style-name="ce19">
            <text:p>Ministry of Defence</text:p>
          </table:table-cell>
          <table:table-cell office:value-type="float" office:value="226" table:content-validation-name="val2" table:style-name="ce20">
            <text:p>226.00</text:p>
          </table:table-cell>
          <table:table-cell office:value-type="float" office:value="66.75" table:content-validation-name="val1" table:style-name="ce21">
            <text:p>66.75</text:p>
          </table:table-cell>
          <table:table-cell office:value-type="float" office:value="77" table:content-validation-name="val2" table:style-name="ce20">
            <text:p>77.00</text:p>
          </table:table-cell>
          <table:table-cell office:value-type="float" office:value="61.85" table:content-validation-name="val1" table:style-name="ce21">
            <text:p>61.85</text:p>
          </table:table-cell>
          <table:table-cell office:value-type="float" office:value="52" table:content-validation-name="val2" table:style-name="ce22">
            <text:p>52.00</text:p>
          </table:table-cell>
          <table:table-cell office:value-type="float" office:value="50.59" table:content-validation-name="val1" table:style-name="ce23">
            <text:p>50.59</text:p>
          </table:table-cell>
          <table:table-cell office:value-type="float" office:value="0" table:content-validation-name="val2" table:style-name="ce22">
            <text:p>0.00</text:p>
          </table:table-cell>
          <table:table-cell office:value-type="float" office:value="0" table:content-validation-name="val1" table:style-name="ce23">
            <text:p>0.00</text:p>
          </table:table-cell>
          <table:table-cell office:value-type="float" office:value="3" table:content-validation-name="val2" table:style-name="ce22">
            <text:p>3.00</text:p>
          </table:table-cell>
          <table:table-cell office:value-type="float" office:value="3" table:content-validation-name="val1" table:style-name="ce23">
            <text:p>3.00</text:p>
          </table:table-cell>
          <table:table-cell office:value-type="float" office:value="0" table:content-validation-name="val2" table:style-name="ce22">
            <text:p>0.00</text:p>
          </table:table-cell>
          <table:table-cell office:value-type="float" office:value="0" table:content-validation-name="val1" table:style-name="ce23">
            <text:p>0.00</text:p>
          </table:table-cell>
          <table:table-cell office:value-type="float" office:value="358" table:style-name="ce11">
            <text:p>358</text:p>
          </table:table-cell>
          <table:table-cell office:value-type="float" office:value="182" table:style-name="ce11">
            <text:p>182</text:p>
          </table:table-cell>
          <table:table-cell office:value-type="float" office:value="0" table:content-validation-name="val4" table:style-name="ce24">
            <text:p>0</text:p>
          </table:table-cell>
          <table:table-cell office:value-type="float" office:value="0" table:content-validation-name="val1" table:style-name="ce25">
            <text:p>0.00</text:p>
          </table:table-cell>
          <table:table-cell office:value-type="float" office:value="0" table:content-validation-name="val4" table:style-name="ce24">
            <text:p>0</text:p>
          </table:table-cell>
          <table:table-cell office:value-type="float" office:value="0" table:content-validation-name="val1" table:style-name="ce25">
            <text:p>0.00</text:p>
          </table:table-cell>
          <table:table-cell office:value-type="float" office:value="0" table:content-validation-name="val1" table:style-name="ce25">
            <text:p>0.00</text:p>
          </table:table-cell>
          <table:table-cell office:value-type="float" office:value="0" table:content-validation-name="val3" table:style-name="ce26">
            <text:p>0.0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content-validation-name="val5" table:style-name="ce13">
            <text:p>0.00</text:p>
          </table:table-cell>
          <table:table-cell office:value-type="float" office:value="358" table:style-name="ce11">
            <text:p>358</text:p>
          </table:table-cell>
          <table:table-cell office:value-type="float" office:value="182" table:style-name="ce11">
            <text:p>182</text:p>
          </table:table-cell>
          <table:table-cell office:value-type="currency" office:value="480597.38" table:content-validation-name="val6" table:style-name="ce14">
            <text:p>£480,597.38</text:p>
          </table:table-cell>
          <table:table-cell office:value-type="currency" office:value="0" table:content-validation-name="val6" table:style-name="ce14">
            <text:p>£0.00</text:p>
          </table:table-cell>
          <table:table-cell office:value-type="currency" office:value="0" table:content-validation-name="val6" table:style-name="ce14">
            <text:p>£0.00</text:p>
          </table:table-cell>
          <table:table-cell office:value-type="currency" office:value="0" table:content-validation-name="val6" table:style-name="ce14">
            <text:p>£0.00</text:p>
          </table:table-cell>
          <table:table-cell office:value-type="currency" office:value="39628" table:content-validation-name="val6" table:style-name="ce14">
            <text:p>£39,628.00</text:p>
          </table:table-cell>
          <table:table-cell office:value-type="currency" office:value="39915.4" table:content-validation-name="val6" table:style-name="ce14">
            <text:p>£39,915.40</text:p>
          </table:table-cell>
          <table:table-cell office:value-type="currency" office:value="560140.78" table:style-name="ce15">
            <text:p>£560,140.78</text:p>
          </table:table-cell>
          <table:table-cell office:value-type="currency" office:value="0" table:content-validation-name="val6" table:style-name="ce17">
            <text:p>£0.00</text:p>
          </table:table-cell>
          <table:table-cell office:value-type="currency" office:value="1500" table:content-validation-name="val6" table:style-name="ce17">
            <text:p>£1,500.00</text:p>
          </table:table-cell>
          <table:table-cell office:value-type="string" table:style-name="ce16">
            <text:p>£1,500,00</text:p>
          </table:table-cell>
          <table:table-cell office:value-type="string" table:style-name="ce16">
            <text:p>£561,640,78</text:p>
          </table:table-cell>
          <table:table-cell table:number-columns-repeated="16343"/>
        </table:table-row>
        <table:table-row table:style-name="ro2">
          <table:table-cell office:value-type="float" office:value="2022" table:style-name="ce2">
            <text:p>2022</text:p>
          </table:table-cell>
          <table:table-cell office:value-type="string" table:style-name="ce2">
            <text:p>June</text:p>
          </table:table-cell>
          <table:table-cell office:value-type="string" table:style-name="ce3">
            <text:p>National Army Museum</text:p>
          </table:table-cell>
          <table:table-cell office:value-type="string" table:style-name="ce3">
            <text:p>Executive Non-Departmental Public Body</text:p>
          </table:table-cell>
          <table:table-cell office:value-type="string" table:style-name="ce19">
            <text:p>Ministry of Defence</text:p>
          </table:table-cell>
          <table:table-cell office:value-type="float" office:value="36" table:content-validation-name="val2" table:style-name="ce20">
            <text:p>36.00</text:p>
          </table:table-cell>
          <table:table-cell office:value-type="float" office:value="29.08" table:content-validation-name="val1" table:style-name="ce21">
            <text:p>29.08</text:p>
          </table:table-cell>
          <table:table-cell office:value-type="float" office:value="20" table:content-validation-name="val2" table:style-name="ce20">
            <text:p>20.00</text:p>
          </table:table-cell>
          <table:table-cell office:value-type="float" office:value="19.079999999999998" table:content-validation-name="val1" table:style-name="ce21">
            <text:p>19.08</text:p>
          </table:table-cell>
          <table:table-cell office:value-type="float" office:value="23" table:content-validation-name="val2" table:style-name="ce22">
            <text:p>23.00</text:p>
          </table:table-cell>
          <table:table-cell office:value-type="float" office:value="21.93" table:content-validation-name="val1" table:style-name="ce23">
            <text:p>21.93</text:p>
          </table:table-cell>
          <table:table-cell office:value-type="float" office:value="4" table:content-validation-name="val2" table:style-name="ce22">
            <text:p>4.00</text:p>
          </table:table-cell>
          <table:table-cell office:value-type="float" office:value="4" table:content-validation-name="val1" table:style-name="ce23">
            <text:p>4.00</text:p>
          </table:table-cell>
          <table:table-cell office:value-type="float" office:value="1" table:content-validation-name="val2" table:style-name="ce22">
            <text:p>1.00</text:p>
          </table:table-cell>
          <table:table-cell office:value-type="float" office:value="1" table:content-validation-name="val1" table:style-name="ce23">
            <text:p>1.00</text:p>
          </table:table-cell>
          <table:table-cell office:value-type="float" office:value="0" table:content-validation-name="val2" table:style-name="ce22">
            <text:p>0.00</text:p>
          </table:table-cell>
          <table:table-cell office:value-type="float" office:value="0" table:content-validation-name="val1" table:style-name="ce23">
            <text:p>0.00</text:p>
          </table:table-cell>
          <table:table-cell office:value-type="float" office:value="84" table:style-name="ce11">
            <text:p>84</text:p>
          </table:table-cell>
          <table:table-cell office:value-type="float" office:value="75" table:style-name="ce11">
            <text:p>75</text:p>
          </table:table-cell>
          <table:table-cell office:value-type="float" office:value="0" table:content-validation-name="val4" table:style-name="ce24">
            <text:p>0</text:p>
          </table:table-cell>
          <table:table-cell office:value-type="float" office:value="0" table:content-validation-name="val1" table:style-name="ce25">
            <text:p>0.00</text:p>
          </table:table-cell>
          <table:table-cell office:value-type="float" office:value="0" table:content-validation-name="val4" table:style-name="ce24">
            <text:p>0</text:p>
          </table:table-cell>
          <table:table-cell office:value-type="float" office:value="0" table:content-validation-name="val1" table:style-name="ce25">
            <text:p>0.00</text:p>
          </table:table-cell>
          <table:table-cell office:value-type="float" office:value="0" table:content-validation-name="val1" table:style-name="ce25">
            <text:p>0.00</text:p>
          </table:table-cell>
          <table:table-cell office:value-type="float" office:value="0" table:content-validation-name="val3" table:style-name="ce26">
            <text:p>0.0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content-validation-name="val5" table:style-name="ce13">
            <text:p>0.00</text:p>
          </table:table-cell>
          <table:table-cell office:value-type="float" office:value="84" table:style-name="ce11">
            <text:p>84</text:p>
          </table:table-cell>
          <table:table-cell office:value-type="float" office:value="75" table:style-name="ce11">
            <text:p>75</text:p>
          </table:table-cell>
          <table:table-cell office:value-type="currency" office:value="215575.05" table:content-validation-name="val6" table:style-name="ce14">
            <text:p>£215,575.05</text:p>
          </table:table-cell>
          <table:table-cell office:value-type="currency" office:value="0" table:content-validation-name="val6" table:style-name="ce14">
            <text:p>£0.00</text:p>
          </table:table-cell>
          <table:table-cell office:value-type="currency" office:value="0" table:content-validation-name="val6" table:style-name="ce14">
            <text:p>£0.00</text:p>
          </table:table-cell>
          <table:table-cell office:value-type="currency" office:value="0" table:content-validation-name="val6" table:style-name="ce14">
            <text:p>£0.00</text:p>
          </table:table-cell>
          <table:table-cell office:value-type="currency" office:value="22675.96" table:content-validation-name="val6" table:style-name="ce14">
            <text:p>£22,675.96</text:p>
          </table:table-cell>
          <table:table-cell office:value-type="currency" office:value="22661.18" table:content-validation-name="val6" table:style-name="ce14">
            <text:p>£22,661.18</text:p>
          </table:table-cell>
          <table:table-cell office:value-type="string" table:style-name="ce16">
            <text:p>£260,912,19</text:p>
          </table:table-cell>
          <table:table-cell office:value-type="currency" office:value="0" table:content-validation-name="val6" table:style-name="ce17">
            <text:p>£0.00</text:p>
          </table:table-cell>
          <table:table-cell office:value-type="currency" office:value="0" table:content-validation-name="val6" table:style-name="ce17">
            <text:p>£0.00</text:p>
          </table:table-cell>
          <table:table-cell office:value-type="string" table:style-name="ce16">
            <text:p>£0,00</text:p>
          </table:table-cell>
          <table:table-cell office:value-type="string" table:style-name="ce16">
            <text:p>£260,912,19</text:p>
          </table:table-cell>
          <table:table-cell table:number-columns-repeated="16343"/>
        </table:table-row>
        <table:table-row table:style-name="ro2">
          <table:table-cell office:value-type="float" office:value="2022" table:style-name="ce2">
            <text:p>2022</text:p>
          </table:table-cell>
          <table:table-cell office:value-type="string" table:style-name="ce2">
            <text:p>June</text:p>
          </table:table-cell>
          <table:table-cell office:value-type="string" table:style-name="ce3">
            <text:p>Royal Air Force Museum</text:p>
          </table:table-cell>
          <table:table-cell office:value-type="string" table:style-name="ce3">
            <text:p>Executive Non-Departmental Public Body</text:p>
          </table:table-cell>
          <table:table-cell office:value-type="string" table:style-name="ce19">
            <text:p>Ministry of Defence</text:p>
          </table:table-cell>
          <table:table-cell office:value-type="float" office:value="78" table:content-validation-name="val2" table:style-name="ce20">
            <text:p>78.00</text:p>
          </table:table-cell>
          <table:table-cell office:value-type="float" office:value="64.5" table:content-validation-name="val1" table:style-name="ce21">
            <text:p>64.50</text:p>
          </table:table-cell>
          <table:table-cell office:value-type="float" office:value="73" table:content-validation-name="val2" table:style-name="ce20">
            <text:p>73.00</text:p>
          </table:table-cell>
          <table:table-cell office:value-type="float" office:value="69" table:content-validation-name="val1" table:style-name="ce21">
            <text:p>69.00</text:p>
          </table:table-cell>
          <table:table-cell office:value-type="float" office:value="30" table:content-validation-name="val2" table:style-name="ce22">
            <text:p>30.00</text:p>
          </table:table-cell>
          <table:table-cell office:value-type="float" office:value="29.8" table:content-validation-name="val1" table:style-name="ce23">
            <text:p>29.80</text:p>
          </table:table-cell>
          <table:table-cell office:value-type="float" office:value="17" table:content-validation-name="val2" table:style-name="ce22">
            <text:p>17.00</text:p>
          </table:table-cell>
          <table:table-cell office:value-type="float" office:value="16" table:content-validation-name="val1" table:style-name="ce23">
            <text:p>16.00</text:p>
          </table:table-cell>
          <table:table-cell office:value-type="float" office:value="4" table:content-validation-name="val2" table:style-name="ce22">
            <text:p>4.00</text:p>
          </table:table-cell>
          <table:table-cell office:value-type="float" office:value="4" table:content-validation-name="val1" table:style-name="ce23">
            <text:p>4.00</text:p>
          </table:table-cell>
          <table:table-cell office:value-type="float" office:value="0" table:content-validation-name="val2" table:style-name="ce22">
            <text:p>0.00</text:p>
          </table:table-cell>
          <table:table-cell office:value-type="float" office:value="0" table:content-validation-name="val1" table:style-name="ce23">
            <text:p>0.00</text:p>
          </table:table-cell>
          <table:table-cell office:value-type="float" office:value="202" table:style-name="ce11">
            <text:p>202</text:p>
          </table:table-cell>
          <table:table-cell office:value-type="float" office:value="183" table:style-name="ce11">
            <text:p>183</text:p>
          </table:table-cell>
          <table:table-cell office:value-type="float" office:value="1" table:content-validation-name="val4" table:style-name="ce24">
            <text:p>1</text:p>
          </table:table-cell>
          <table:table-cell office:value-type="float" office:value="0.8" table:content-validation-name="val1" table:style-name="ce25">
            <text:p>0.80</text:p>
          </table:table-cell>
          <table:table-cell office:value-type="float" office:value="0" table:content-validation-name="val4" table:style-name="ce24">
            <text:p>0</text:p>
          </table:table-cell>
          <table:table-cell office:value-type="float" office:value="0" table:content-validation-name="val1" table:style-name="ce25">
            <text:p>0.00</text:p>
          </table:table-cell>
          <table:table-cell office:value-type="float" office:value="0" table:content-validation-name="val1" table:style-name="ce25">
            <text:p>0.00</text:p>
          </table:table-cell>
          <table:table-cell office:value-type="float" office:value="0" table:content-validation-name="val3" table:style-name="ce26">
            <text:p>0.00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content-validation-name="val5" table:style-name="ce13">
            <text:p>0.00</text:p>
          </table:table-cell>
          <table:table-cell office:value-type="float" office:value="203" table:style-name="ce11">
            <text:p>203</text:p>
          </table:table-cell>
          <table:table-cell office:value-type="float" office:value="184" table:style-name="ce11">
            <text:p>184</text:p>
          </table:table-cell>
          <table:table-cell office:value-type="currency" office:value="439548" table:content-validation-name="val6" table:style-name="ce14">
            <text:p>£439,548.00</text:p>
          </table:table-cell>
          <table:table-cell office:value-type="currency" office:value="0" table:content-validation-name="val6" table:style-name="ce14">
            <text:p>£0.00</text:p>
          </table:table-cell>
          <table:table-cell office:value-type="currency" office:value="0" table:content-validation-name="val6" table:style-name="ce14">
            <text:p>£0.00</text:p>
          </table:table-cell>
          <table:table-cell office:value-type="currency" office:value="5545" table:content-validation-name="val6" table:style-name="ce14">
            <text:p>£5,545.00</text:p>
          </table:table-cell>
          <table:table-cell office:value-type="currency" office:value="26003" table:content-validation-name="val6" table:style-name="ce14">
            <text:p>£26,003.00</text:p>
          </table:table-cell>
          <table:table-cell office:value-type="currency" office:value="43934" table:content-validation-name="val6" table:style-name="ce14">
            <text:p>£43,934.00</text:p>
          </table:table-cell>
          <table:table-cell office:value-type="string" table:style-name="ce16">
            <text:p>£515,030,00</text:p>
          </table:table-cell>
          <table:table-cell office:value-type="currency" office:value="2583" table:content-validation-name="val6" table:style-name="ce17">
            <text:p>£2,583.00</text:p>
          </table:table-cell>
          <table:table-cell office:value-type="currency" office:value="0" table:content-validation-name="val6" table:style-name="ce17">
            <text:p>£0.00</text:p>
          </table:table-cell>
          <table:table-cell office:value-type="string" table:style-name="ce16">
            <text:p>£2,583,00</text:p>
          </table:table-cell>
          <table:table-cell office:value-type="string" table:style-name="ce16">
            <text:p>£517,613,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2">
            <text:p>2022</text:p>
          </table:table-cell>
          <table:table-cell office:value-type="string" table:style-name="ce2">
            <text:p>June</text:p>
          </table:table-cell>
          <table:table-cell office:value-type="string" table:style-name="ce3">
            <text:p>UK Hydrographic Office</text:p>
          </table:table-cell>
          <table:table-cell office:value-type="string" table:style-name="ce3">
            <text:p>Executive Agency</text:p>
          </table:table-cell>
          <table:table-cell office:value-type="string" table:style-name="ce19">
            <text:p>Ministry of Defence</text:p>
          </table:table-cell>
          <table:table-cell office:value-type="float" office:value="103" table:content-validation-name="val2" table:style-name="ce20">
            <text:p>103.00</text:p>
          </table:table-cell>
          <table:table-cell office:value-type="float" office:value="99.04" table:content-validation-name="val1" table:style-name="ce21">
            <text:p>99.04</text:p>
          </table:table-cell>
          <table:table-cell office:value-type="float" office:value="243" table:content-validation-name="val2" table:style-name="ce20">
            <text:p>243.00</text:p>
          </table:table-cell>
          <table:table-cell office:value-type="float" office:value="226.96" table:content-validation-name="val1" table:style-name="ce21">
            <text:p>226.96</text:p>
          </table:table-cell>
          <table:table-cell office:value-type="float" office:value="495" table:content-validation-name="val2" table:style-name="ce22">
            <text:p>495.00</text:p>
          </table:table-cell>
          <table:table-cell office:value-type="float" office:value="474.51" table:content-validation-name="val1" table:style-name="ce23">
            <text:p>474.51</text:p>
          </table:table-cell>
          <table:table-cell office:value-type="float" office:value="80" table:content-validation-name="val2" table:style-name="ce22">
            <text:p>80.00</text:p>
          </table:table-cell>
          <table:table-cell office:value-type="float" office:value="78.31" table:content-validation-name="val1" table:style-name="ce23">
            <text:p>78.31</text:p>
          </table:table-cell>
          <table:table-cell office:value-type="float" office:value="6" table:content-validation-name="val2" table:style-name="ce22">
            <text:p>6.00</text:p>
          </table:table-cell>
          <table:table-cell office:value-type="float" office:value="6" table:content-validation-name="val1" table:style-name="ce23">
            <text:p>6.00</text:p>
          </table:table-cell>
          <table:table-cell office:value-type="float" office:value="0" table:content-validation-name="val2" table:style-name="ce22">
            <text:p>0.00</text:p>
          </table:table-cell>
          <table:table-cell office:value-type="float" office:value="0" table:content-validation-name="val1" table:style-name="ce23">
            <text:p>0.00</text:p>
          </table:table-cell>
          <table:table-cell office:value-type="float" office:value="927" table:style-name="ce11">
            <text:p>927</text:p>
          </table:table-cell>
          <table:table-cell office:value-type="float" office:value="885" table:style-name="ce11">
            <text:p>885</text:p>
          </table:table-cell>
          <table:table-cell office:value-type="float" office:value="12" table:content-validation-name="val4" table:style-name="ce24">
            <text:p>12</text:p>
          </table:table-cell>
          <table:table-cell office:value-type="float" office:value="10.85" table:content-validation-name="val1" table:style-name="ce25">
            <text:p>10.85</text:p>
          </table:table-cell>
          <table:table-cell office:value-type="float" office:value="42" table:content-validation-name="val4" table:style-name="ce24">
            <text:p>42</text:p>
          </table:table-cell>
          <table:table-cell office:value-type="float" office:value="41.11" table:content-validation-name="val1" table:style-name="ce25">
            <text:p>41.11</text:p>
          </table:table-cell>
          <table:table-cell office:value-type="float" office:value="0" table:content-validation-name="val1" table:style-name="ce25">
            <text:p>0.00</text:p>
          </table:table-cell>
          <table:table-cell office:value-type="float" office:value="0" table:content-validation-name="val3" table:style-name="ce26">
            <text:p>0.00</text:p>
          </table:table-cell>
          <table:table-cell office:value-type="float" office:value="54" table:style-name="ce11">
            <text:p>54</text:p>
          </table:table-cell>
          <table:table-cell office:value-type="float" office:value="52" table:style-name="ce11">
            <text:p>52</text:p>
          </table:table-cell>
          <table:table-cell office:value-type="float" office:value="0" table:content-validation-name="val5" table:style-name="ce13">
            <text:p>0.00</text:p>
          </table:table-cell>
          <table:table-cell office:value-type="float" office:value="981" table:style-name="ce11">
            <text:p>981</text:p>
          </table:table-cell>
          <table:table-cell office:value-type="float" office:value="937" table:style-name="ce11">
            <text:p>937</text:p>
          </table:table-cell>
          <table:table-cell office:value-type="currency" office:value="2545081.5099999998" table:content-validation-name="val6" table:style-name="ce14">
            <text:p>£2,545,081.51</text:p>
          </table:table-cell>
          <table:table-cell office:value-type="currency" office:value="69868.36" table:content-validation-name="val6" table:style-name="ce14">
            <text:p>£69,868.36</text:p>
          </table:table-cell>
          <table:table-cell office:value-type="currency" office:value="6250" table:content-validation-name="val6" table:style-name="ce14">
            <text:p>£6,250.00</text:p>
          </table:table-cell>
          <table:table-cell office:value-type="currency" office:value="43954.03" table:content-validation-name="val6" table:style-name="ce14">
            <text:p>£43,954.03</text:p>
          </table:table-cell>
          <table:table-cell office:value-type="currency" office:value="701561.75" table:content-validation-name="val6" table:style-name="ce14">
            <text:p>£701,561.75</text:p>
          </table:table-cell>
          <table:table-cell office:value-type="currency" office:value="295492.15999999997" table:content-validation-name="val6" table:style-name="ce14">
            <text:p>£295,492.16</text:p>
          </table:table-cell>
          <table:table-cell office:value-type="string" table:style-name="ce16">
            <text:p>£3,662,207,81</text:p>
          </table:table-cell>
          <table:table-cell office:value-type="currency" office:value="362969" table:content-validation-name="val6" table:style-name="ce17">
            <text:p>£362,969.00</text:p>
          </table:table-cell>
          <table:table-cell office:value-type="currency" office:value="0" table:content-validation-name="val6" table:style-name="ce17">
            <text:p>£0.00</text:p>
          </table:table-cell>
          <table:table-cell office:value-type="string" table:style-name="ce16">
            <text:p>£362,969,00</text:p>
          </table:table-cell>
          <table:table-cell office:value-type="string" table:style-name="ce16">
            <text:p>£4,025,176,81</text:p>
          </table:table-cell>
          <table:table-cell table:number-columns-repeated="16343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12P0">
      <number:currency-symbol>£</number:currency-symbol>
      <number:number number:decimal-places="2" number:min-decimal-places="2" number:min-integer-digits="1" number:grouping="true"/>
    </number:currency-style>
    <number:currency-style style:name="N12">
      <style:text-properties fo:color="#FF0000"/>
      <number:text>-</number:text>
      <number:currency-symbol>£</number:currency-symbol>
      <number:number number:decimal-places="2" number:min-decimal-places="2" number:min-integer-digits="1" number:grouping="true"/>
      <style:map style:condition="value()&gt;=0" style:apply-style-name="N12P0"/>
    </number:currency-style>
    <number:currency-style style:name="N36">
      <number:currency-symbol>£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0000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Rayner, Lorraine C2 (ISS Des-CMI-IR Ops1a-KIM)</meta:initial-creator>
    <dc:creator>Reacher, Emily C2</dc:creator>
    <meta:creation-date>2023-08-09T08:06:10Z</meta:creation-date>
    <dc:date>2023-08-22T09:48:49Z</dc:date>
  </office:meta>
</office:document-meta>
</file>